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ae1e4" officeooo:paragraph-rsid="001ae1e4" style:font-size-asian="11pt" style:font-size-complex="11pt"/>
    </style:style>
    <style:style style:name="P2" style:family="paragraph" style:parent-style-name="Standard">
      <style:text-properties fo:font-size="11pt" fo:font-weight="bold" officeooo:rsid="001ae1e4" officeooo:paragraph-rsid="001ae1e4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style="italic" officeooo:rsid="001ae1e4" officeooo:paragraph-rsid="001ae1e4" style:font-size-asian="11pt" style:font-style-asian="italic" style:font-size-complex="11pt" style:font-style-complex="italic"/>
    </style:style>
    <style:style style:name="P4" style:family="paragraph" style:parent-style-name="Standard">
      <style:paragraph-properties fo:break-before="page"/>
      <style:text-properties fo:font-size="11pt" officeooo:rsid="001ae1e4" officeooo:paragraph-rsid="001ae1e4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004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cd18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6e28a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254fb3" style:language-asian="zxx" style:country-asian="none" style:language-complex="zxx" style:country-complex="non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0cd18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0004d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a5c5e" style:font-size-asian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20004d" officeooo:paragraph-rsid="0020004d" style:font-size-asian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weight="bold" style:font-size-asian="10pt" style:font-weight-asian="bold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5cbe" fo:background-color="#ffffff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004d" fo:background-color="#ffffff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0cd18" fo:background-color="#ffffff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f6bb" fo:background-color="#ffffff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4fb3" fo:background-color="#ffffff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fo:background-color="#ffffff">
        <style:background-image/>
      </style:paragraph-properties>
      <style:text-properties officeooo:rsid="0020004d" officeooo:paragraph-rsid="00225cb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Monospace" fo:font-size="10pt" fo:font-weight="bold" officeooo:paragraph-rsid="0020004d" style:font-size-asian="10pt" style:font-weight-asian="bold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Monospace" fo:font-size="10pt" style:font-size-asian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2a5c5e" officeooo:paragraph-rsid="002a5c5e" style:font-size-asian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2a5c5e" officeooo:paragraph-rsid="002cf3bd" style:font-size-asian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cf3bd" style:font-size-asian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de96c" style:font-size-asian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e0c33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2e9b74" style:font-size-asian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0102f" style:font-size-asian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315459" style:font-size-asian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de96c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6e28a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0c33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b5a76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cf3b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e0c33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2e9b74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30102f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officeooo:paragraph-rsid="00315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officeooo:rsid="0020004d" style:font-size-asian="10pt"/>
    </style:style>
    <style:style style:name="T4" style:family="text">
      <style:text-properties style:font-name="Monospace" fo:font-size="10pt" officeooo:rsid="0020cd18" style:font-size-asian="10pt"/>
    </style:style>
    <style:style style:name="T5" style:family="text">
      <style:text-properties style:font-name="Monospace" fo:font-size="10pt" officeooo:rsid="00254fb3" style:font-size-asian="10pt"/>
    </style:style>
    <style:style style:name="T6" style:family="text">
      <style:text-properties style:font-name="Monospace" fo:font-size="10pt" officeooo:rsid="0026a2d9" style:font-size-asian="10pt"/>
    </style:style>
    <style:style style:name="T7" style:family="text">
      <style:text-properties style:font-name="Monospace" fo:font-size="10pt" officeooo:rsid="0022f6bb" style:font-size-asian="10pt"/>
    </style:style>
    <style:style style:name="T8" style:family="text">
      <style:text-properties style:font-name="Monospace" fo:font-size="10pt" officeooo:rsid="0026e28a" style:font-size-asian="10pt"/>
    </style:style>
    <style:style style:name="T9" style:family="text">
      <style:text-properties style:font-name="Monospace" fo:font-size="10pt" officeooo:rsid="0028660c" style:font-size-asian="10pt"/>
    </style:style>
    <style:style style:name="T10" style:family="text">
      <style:text-properties style:font-name="Monospace" fo:font-size="10pt" fo:font-weight="bold" style:font-size-asian="10pt" style:font-weight-asian="bold" style:font-weight-complex="bold"/>
    </style:style>
    <style:style style:name="T11" style:family="text">
      <style:text-properties style:font-name="Monospace" fo:font-size="10pt" fo:font-weight="bold" officeooo:rsid="0020cd18" style:font-size-asian="10pt" style:font-weight-asian="bold" style:font-weight-complex="bold"/>
    </style:style>
    <style:style style:name="T12" style:family="text">
      <style:text-properties style:font-name="Monospace" fo:font-size="10pt" fo:font-weight="bold" officeooo:rsid="0020cd18" fo:background-color="#ffffff" loext:char-shading-value="0" style:font-size-asian="10pt" style:font-weight-asian="bold" style:font-weight-complex="bold"/>
    </style:style>
    <style:style style:name="T13" style:family="text">
      <style:text-properties style:font-name="Monospace" fo:font-size="10pt" fo:font-style="italic" style:font-size-asian="10pt" style:font-style-asian="italic" style:font-style-complex="italic"/>
    </style:style>
    <style:style style:name="T14" style:family="text">
      <style:text-properties style:font-name="Monospace" fo:font-size="10pt" fo:font-style="italic" officeooo:rsid="0020cd18" style:font-size-asian="10pt" style:font-style-asian="italic" style:font-style-complex="italic"/>
    </style:style>
    <style:style style:name="T15" style:family="text">
      <style:text-properties style:font-name="Monospace" fo:font-size="10pt" fo:font-style="italic" officeooo:rsid="00254fb3" style:font-size-asian="10pt" style:font-style-asian="italic" style:font-style-complex="italic"/>
    </style:style>
    <style:style style:name="T16" style:family="text">
      <style:text-properties style:font-name="Monospace" fo:font-size="10pt" fo:font-style="italic" fo:font-weight="bold" style:font-size-asian="10pt" style:font-style-asian="italic" style:font-weight-asian="bold" style:font-style-complex="italic" style:font-weight-complex="bold"/>
    </style:style>
    <style:style style:name="T17" style:family="text">
      <style:text-properties style:font-name="Monospace" fo:font-size="10pt" fo:font-style="italic" fo:font-weight="bold" officeooo:rsid="0020cd18" fo:background-color="#ffffff" loext:char-shading-value="0" style:font-size-asian="10pt" style:font-style-asian="italic" style:font-weight-asian="bold" style:font-style-complex="italic" style:font-weight-complex="bold"/>
    </style:style>
    <style:style style:name="T18" style:family="text">
      <style:text-properties style:font-name="Monospace" fo:font-size="10pt" fo:font-style="italic" fo:font-weight="bold" officeooo:rsid="002e0c33" fo:background-color="#ffffff" loext:char-shading-value="0" style:font-size-asian="10pt" style:font-style-asian="italic" style:font-weight-asian="bold" style:font-style-complex="italic" style:font-weight-complex="bold"/>
    </style:style>
    <style:style style:name="T19" style:family="text">
      <style:text-properties style:font-name="Monospace" fo:font-size="10pt" fo:font-style="italic" fo:font-weight="bold" officeooo:rsid="002e9b74" fo:background-color="#ffffff" loext:char-shading-value="0" style:font-size-asian="10pt" style:font-style-asian="italic" style:font-weight-asian="bold" style:font-style-complex="italic" style:font-weight-complex="bold"/>
    </style:style>
    <style:style style:name="T20" style:family="text">
      <style:text-properties style:font-name="Monospace" fo:font-size="10pt" fo:font-style="italic" fo:font-weight="normal" officeooo:rsid="0020cd18" style:font-size-asian="10pt" style:font-style-asian="italic" style:font-weight-asian="normal" style:font-style-complex="italic" style:font-weight-complex="normal"/>
    </style:style>
    <style:style style:name="T21" style:family="text">
      <style:text-properties style:font-name="Monospace" fo:font-size="10pt" fo:font-style="italic" fo:font-weight="normal" officeooo:rsid="00254fb3" style:font-size-asian="10pt" style:font-style-asian="italic" style:font-weight-asian="normal" style:font-style-complex="italic" style:font-weight-complex="normal"/>
    </style:style>
    <style:style style:name="T22" style:family="text">
      <style:text-properties style:font-name="Monospace" fo:font-size="10pt" fo:font-style="italic" fo:font-weight="normal" officeooo:rsid="0020cd18" fo:background-color="#ffffff" loext:char-shading-value="0" style:font-size-asian="10pt" style:font-style-asian="italic" style:font-weight-asian="normal" style:font-style-complex="italic" style:font-weight-complex="normal"/>
    </style:style>
    <style:style style:name="T23" style:family="text">
      <style:text-properties style:font-name="Monospace" fo:font-size="10pt" fo:font-style="italic" fo:font-weight="normal" officeooo:rsid="002b5a76" fo:background-color="#ffffff" loext:char-shading-value="0" style:font-size-asian="10pt" style:font-style-asian="italic" style:font-weight-asian="normal" style:font-style-complex="italic" style:font-weight-complex="normal"/>
    </style:style>
    <style:style style:name="T24" style:family="text">
      <style:text-properties style:font-name="Monospace" fo:font-size="10pt" fo:font-style="italic" fo:font-weight="normal" officeooo:rsid="0028660c" fo:background-color="#ffffff" loext:char-shading-value="0" style:font-size-asian="10pt" style:font-style-asian="italic" style:font-weight-asian="normal" style:font-style-complex="italic" style:font-weight-complex="normal"/>
    </style:style>
    <style:style style:name="T25" style:family="text">
      <style:text-properties style:font-name="Monospace" fo:font-size="10pt" fo:font-style="italic" fo:font-weight="normal" officeooo:rsid="002cf3bd" fo:background-color="#ffffff" loext:char-shading-value="0" style:font-size-asian="10pt" style:font-style-asian="italic" style:font-weight-asian="normal" style:font-style-complex="italic" style:font-weight-complex="normal"/>
    </style:style>
    <style:style style:name="T26" style:family="text">
      <style:text-properties style:font-name="Monospace" fo:font-size="10pt" fo:font-style="italic" fo:font-weight="normal" officeooo:rsid="002e0c33" fo:background-color="#ffffff" loext:char-shading-value="0" style:font-size-asian="10pt" style:font-style-asian="italic" style:font-weight-asian="normal" style:font-style-complex="italic" style:font-weight-complex="normal"/>
    </style:style>
    <style:style style:name="T27" style:family="text">
      <style:text-properties style:font-name="Monospace" fo:font-size="10pt" fo:font-style="italic" fo:font-weight="normal" officeooo:rsid="002e9b74" fo:background-color="#ffffff" loext:char-shading-value="0" style:font-size-asian="10pt" style:font-style-asian="italic" style:font-weight-asian="normal" style:font-style-complex="italic" style:font-weight-complex="normal"/>
    </style:style>
    <style:style style:name="T28" style:family="text">
      <style:text-properties style:font-name="Monospace" fo:font-size="10pt" fo:font-style="italic" fo:font-weight="normal" officeooo:rsid="0030102f" fo:background-color="#ffffff" loext:char-shading-value="0" style:font-size-asian="10pt" style:font-style-asian="italic" style:font-weight-asian="normal" style:font-style-complex="italic" style:font-weight-complex="normal"/>
    </style:style>
    <style:style style:name="T29" style:family="text">
      <style:text-properties style:font-name="Monospace" fo:font-size="10pt" fo:font-style="italic" officeooo:rsid="0020cd18" fo:background-color="#ffffff" loext:char-shading-value="0" style:font-size-asian="10pt" style:font-style-asian="italic" style:font-style-complex="italic"/>
    </style:style>
    <style:style style:name="T30" style:family="text">
      <style:text-properties style:font-name="Monospace" fo:font-size="10pt" fo:font-style="italic" officeooo:rsid="00254fb3" fo:background-color="#ffffff" loext:char-shading-value="0" style:font-size-asian="10pt" style:font-style-asian="italic" style:font-style-complex="italic"/>
    </style:style>
    <style:style style:name="T31" style:family="text">
      <style:text-properties style:font-name="Monospace" fo:font-size="10pt" fo:background-color="#ffffff" loext:char-shading-value="0" style:font-size-asian="10pt"/>
    </style:style>
    <style:style style:name="T32" style:family="text">
      <style:text-properties style:font-name="Monospace" fo:font-size="10pt" officeooo:rsid="0020cd18" fo:background-color="#ffffff" loext:char-shading-value="0" style:font-size-asian="10pt"/>
    </style:style>
    <style:style style:name="T33" style:family="text">
      <style:text-properties style:font-name="Monospace" fo:font-size="10pt" officeooo:rsid="002e9b74" fo:background-color="#ffffff" loext:char-shading-value="0" style:font-size-asian="10pt"/>
    </style:style>
    <style:style style:name="T34" style:family="text">
      <style:text-properties style:font-name="Monospace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Ubuntu" fo:font-size="10pt" officeooo:rsid="0020cd18" style:font-size-asian="10pt"/>
    </style:style>
    <style:style style:name="T36" style:family="text">
      <style:text-properties style:font-name="Monospace1" fo:font-size="10pt" officeooo:rsid="0020cd18" style:font-size-asian="10pt"/>
    </style:style>
    <style:style style:name="T37" style:family="text">
      <style:text-properties style:font-name="Monospace1" fo:font-size="10pt" officeooo:rsid="00254fb3" style:font-size-asian="10pt"/>
    </style:style>
    <style:style style:name="T38" style:family="text">
      <style:text-properties style:font-name="Monospace1" fo:font-size="10pt" fo:font-style="italic" officeooo:rsid="0020cd18" style:font-size-asian="10pt" style:font-style-asian="italic" style:font-style-complex="italic"/>
    </style:style>
    <style:style style:name="T39" style:family="text">
      <style:text-properties style:font-name="Monospace1" fo:font-size="10pt" fo:font-style="normal" officeooo:rsid="0020cd18" style:font-size-asian="10pt" style:font-style-asian="normal" style:font-style-complex="normal"/>
    </style:style>
    <style:style style:name="T40" style:family="text">
      <style:text-properties officeooo:rsid="002a5c5e"/>
    </style:style>
    <style:style style:name="T41" style:family="text">
      <style:text-properties officeooo:rsid="002b5a76"/>
    </style:style>
    <style:style style:name="T42" style:family="text">
      <style:text-properties style:font-name="Monospace1"/>
    </style:style>
    <style:style style:name="T43" style:family="text">
      <style:text-properties style:font-name="Monospace1" officeooo:rsid="002b5a76"/>
    </style:style>
    <style:style style:name="T44" style:family="text">
      <style:text-properties style:font-name="Monospace1" officeooo:rsid="002e0c33"/>
    </style:style>
    <style:style style:name="T45" style:family="text">
      <style:text-properties style:font-name="Monospace1" officeooo:rsid="002e9b74"/>
    </style:style>
    <style:style style:name="T46" style:family="text">
      <style:text-properties fo:font-size="10pt" officeooo:rsid="0030102f" style:font-size-asian="10pt" style:font-size-complex="10pt"/>
    </style:style>
    <style:style style:name="T47" style:family="text">
      <style:text-properties officeooo:rsid="002de96c"/>
    </style:style>
    <style:style style:name="T48" style:family="text">
      <style:text-properties officeooo:rsid="002e0c33"/>
    </style:style>
    <style:style style:name="T49" style:family="text">
      <style:text-properties fo:font-style="italic" fo:font-weight="normal" officeooo:rsid="0028660c" fo:background-color="#ffffff" loext:char-shading-value="0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2e0c33" fo:background-color="#ffffff" loext:char-shading-value="0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2de96c" fo:background-color="#ffffff" loext:char-shading-value="0" style:font-style-asian="italic" style:font-weight-asian="normal" style:font-style-complex="italic" style:font-weight-complex="normal"/>
    </style:style>
    <style:style style:name="T52" style:family="text">
      <style:text-properties officeooo:rsid="0030102f"/>
    </style:style>
    <style:style style:name="T53" style:family="text">
      <style:text-properties officeooo:rsid="0026a2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rvice : </text:span>Villageois</text:p>
      <text:p text:style-name="P1"><text:span text:style-name="T1">observators</text:span> :</text:p>
      <text:p text:style-name="P1"><text:tab/>const race : [Villageois] → String</text:p>
      <text:p text:style-name="P1"><text:tab/>const largeur : [Villageois] → int</text:p>
      <text:p text:style-name="P1"><text:tab/>const hauteur : [Villageois] → int</text:p>
      <text:p text:style-name="P1"><text:tab/>const force : [Villageois] → int</text:p>
      <text:p text:style-name="P1"><text:tab/>const vitesse : [Villageois] → double</text:p>
      <text:p text:style-name="P1"><text:tab/>pointsDeVie : [Villageois] → int</text:p>
      <text:p text:style-name="P1"><text:tab/>quantiteOr : [Villageois] → int</text:p>
      <text:p text:style-name="P1"><text:tab/>estMort : [Villageois] → boolean</text:p>
      <text:p text:style-name="P1"><text:span text:style-name="T1">Constructors</text:span> :</text:p>
      <text:p text:style-name="P1"><text:tab/>init : String × int × int × int × double × int → [Villageois]</text:p>
      <text:p text:style-name="P1"><text:tab/><text:tab/><text:span text:style-name="T1">pre </text:span>init(race,largeur,hauteur,force,vitesse,pointsVie) <text:span text:style-name="T1">require</text:span> race 6= "" ∧ largeur%2=1 ∧ hauteur<text:tab/><text:tab/><text:tab/><text:tab/><text:tab/><text:tab/><text:tab/><text:tab/><text:tab/><text:tab/><text:tab/>%2=1</text:p>
      <text:p text:style-name="P1"><text:span text:style-name="T1">Operators </text:span>:</text:p>
      <text:p text:style-name="P1"><text:tab/>retrait : [Villageois] × int → [Villageois]</text:p>
      <text:p text:style-name="P1"><text:tab/><text:tab/><text:span text:style-name="T1">pre</text:span> retrait(V,s) <text:span text:style-name="T1">require</text:span> ¬estMort(V) ∧ s&gt;0</text:p>
      <text:p text:style-name="P2">Observations :</text:p>
      <text:p text:style-name="P3"><text:tab/>[invariants]</text:p>
      <text:p text:style-name="P1"><text:tab/>estMort(V) min = pointsDeVie(V) ≤ 0</text:p>
      <text:p text:style-name="P1"/>
      <text:p text:style-name="P3"><text:tab/>[init]</text:p>
      <text:p text:style-name="P1"><text:tab/>race(init(s,l,h,f,v,p))=r</text:p>
      <text:p text:style-name="P1"><text:tab/>largeur(init(s,l,h,f,v,p))=l</text:p>
      <text:p text:style-name="P1"><text:tab/>hauteur(init(s,l,h,f,v,p))=h</text:p>
      <text:p text:style-name="P1"><text:tab/>force(init(s,l,h,f,v,p))=f</text:p>
      <text:p text:style-name="P1"><text:tab/>vitesse(init(s,l,h,f,v,p))=v</text:p>
      <text:p text:style-name="P1"><text:tab/>pointsDeVie(init(s,l,h,f,v,p))=p</text:p>
      <text:p text:style-name="P1"><text:tab/>quantiteOr(init(s,l,h,f,v,p))=0</text:p>
      <text:p text:style-name="P1"/>
      <text:p text:style-name="P3"><text:tab/>[retrait]</text:p>
      <text:p text:style-name="P1"><text:tab/>pointsDeVie(retrait(V,s))=pointsDeVie(V) -s</text:p>
      <text:p text:style-name="P1"><text:tab/>quantiteOr(retrait(V,s))=quantiteOr(V)</text:p>
      <text:p text:style-name="P1"/>
      <text:p text:style-name="P1"/>
      <text:p text:style-name="P4"><text:span text:style-name="T10">service </text:span><text:span text:style-name="T2">: MoteurJeu</text:span></text:p>
      <text:p text:style-name="P5"><text:span text:style-name="T10">types</text:span><text:span text:style-name="T2"> : enum RESULTAT{GAGNE, PERDU},</text:span></text:p>
      <text:p text:style-name="P10">enum COMMANDE{RIEN, DEPLACER, ENTRERMINE, ENTRERHOTELVILLE}</text:p>
      <text:p text:style-name="P15">observators :</text:p>
      <text:p text:style-name="P5"><text:span text:style-name="T2"><text:tab/></text:span><text:span text:style-name="T10">const</text:span><text:span text:style-name="T2"> largeurTerrain : [MoteurJeu] → int</text:span></text:p>
      <text:p text:style-name="P5"><text:span text:style-name="T2"><text:tab/></text:span><text:span text:style-name="T10">const</text:span><text:span text:style-name="T2"> hauteurTerrain : [MoteurJeu] → int</text:span></text:p>
      <text:p text:style-name="P5"><text:span text:style-name="T2"><text:tab/></text:span><text:span text:style-name="T10">const</text:span><text:span text:style-name="T2"> maxPasJeu : [MoteurJeu] → int</text:span></text:p>
      <text:p text:style-name="P10"><text:tab/>pasJeuCourant : [MoteurJeu] → int</text:p>
      <text:p text:style-name="P10"><text:tab/>estFini : [MoteurJeu] → boolean</text:p>
      <text:p text:style-name="P10"><text:tab/>resultatFinal : [MoteurJeu] → RESULTAT</text:p>
      <text:p text:style-name="P10"><text:tab/><text:tab/>pre resultatFinal(M) require estFini(M)</text:p>
      <text:p text:style-name="P5"><text:span text:style-name="T2"><text:tab/></text:span><text:span text:style-name="T10">const</text:span><text:span text:style-name="T2"> </text:span><text:span text:style-name="T13">numeroesVillageois</text:span><text:span text:style-name="T2"> : </text:span><text:span text:style-name="T13">[MoteurJeu] → Set&lt;int&gt;</text:span></text:p>
      <text:p text:style-name="P10"><text:tab/>getVillageois : [MoteurJeu] × int → Villageois</text:p>
      <text:p text:style-name="P10"><text:tab/><text:tab/>pre getVillageois(M,num) require num ∈ numeroesVillageois(M,num)</text:p>
      <text:p text:style-name="P5"><text:span text:style-name="T2"><text:tab/></text:span><text:span text:style-name="T13">positionVillageoisX</text:span><text:span text:style-name="T2"> : </text:span><text:span text:style-name="T13">[MoteurJeu] × int → int</text:span></text:p>
      <text:p text:style-name="P7"><text:span text:style-name="T2"><text:tab/><text:tab/></text:span><text:span text:style-name="T16">pre</text:span><text:span text:style-name="T2"> positionVillageoisX(M,num) </text:span><text:span text:style-name="T16">require </text:span></text:p>
      <text:p text:style-name="P11"><text:tab/><text:tab/><text:tab/>num ∈ numeroesVillageois(M,num)</text:p>
      <text:p text:style-name="P5"><text:span text:style-name="T2"><text:tab/></text:span><text:span text:style-name="T13">positionVillageoisY</text:span><text:span text:style-name="T2"> : </text:span><text:span text:style-name="T13">[MoteurJeu] × int → int</text:span></text:p>
      <text:p text:style-name="P7"><text:span text:style-name="T2"><text:tab/><text:tab/></text:span><text:span text:style-name="T10">pre</text:span><text:span text:style-name="T2"> positionVillageoisY(M,num) </text:span><text:span text:style-name="T10">require</text:span><text:span text:style-name="T2"> </text:span></text:p>
      <text:p text:style-name="P11"><text:tab/><text:tab/><text:tab/>num ∈ numeroesVillageois(M,num)</text:p>
      <text:p text:style-name="P5"><text:span text:style-name="T2"><text:tab/></text:span><text:span text:style-name="T10">const</text:span><text:span text:style-name="T2"> </text:span><text:span text:style-name="T13">numeroesMine</text:span><text:span text:style-name="T2"> : </text:span><text:span text:style-name="T13">[MoteurJeu] → Set&lt;int&gt;</text:span></text:p>
      <text:p text:style-name="P10"><text:tab/>getMine : [MoteurJeu] × int → Mine</text:p>
      <text:p text:style-name="P7"><text:span text:style-name="T2"><text:tab/><text:tab/></text:span><text:span text:style-name="T10">pre</text:span><text:span text:style-name="T2"> getMine(M,num) </text:span><text:span text:style-name="T10">require</text:span><text:span text:style-name="T2"> </text:span></text:p>
      <text:p text:style-name="P7"><text:span text:style-name="T4"><text:tab/><text:tab/><text:tab/></text:span><text:span text:style-name="T2">num ∈ numeroesMine(M,num)</text:span></text:p>
      <text:p text:style-name="P5"><text:span text:style-name="T2"><text:tab/></text:span><text:span text:style-name="T10">const</text:span><text:span text:style-name="T2"> positionMineX : [MoteurJeu] × int → int</text:span></text:p>
      <text:p text:style-name="P10"><text:tab/><text:tab/>pre positionMineX(M,num) require num ∈ numeroesMine(M,num)</text:p>
      <text:p text:style-name="P5"><text:span text:style-name="T2"><text:tab/></text:span><text:span text:style-name="T10">const</text:span><text:span text:style-name="T2"> positionMineY : [MoteurJeu] × int → int</text:span></text:p>
      <text:p text:style-name="P10"><text:tab/><text:tab/>pre positionMineY(M,num) require num ∈ numeroesMine(M,num)</text:p>
      <text:p text:style-name="P10"><text:tab/>hotelDeVille : [MoteurJeu] → HôtelVille</text:p>
      <text:p text:style-name="P5"><text:span text:style-name="T2"><text:tab/></text:span><text:span text:style-name="T10">const</text:span><text:span text:style-name="T2"> positionHotelVilleX : [MoteurJeu] → int</text:span></text:p>
      <text:p text:style-name="P5"><text:span text:style-name="T2"><text:tab/></text:span><text:span text:style-name="T10">const</text:span><text:span text:style-name="T2"> positionHotelVilleY : [MoteurJeu] → int</text:span></text:p>
      <text:p text:style-name="P5"><text:span text:style-name="T2"><text:tab/></text:span><text:span text:style-name="T13">peutEntrer</text:span><text:span text:style-name="T2"> : [MoteurJeu] × int × int → boolean</text:span></text:p>
      <text:p text:style-name="P6"><text:span text:style-name="T2"><text:tab/><text:tab/></text:span><text:span text:style-name="T16">pre</text:span><text:span text:style-name="T2"> peutEntrer(M,numVillageois,numMine) </text:span><text:span text:style-name="T16">require</text:span><text:span text:style-name="T2"> </text:span></text:p>
      <text:p text:style-name="P12"><text:tab/><text:tab/><text:tab/>numVillageois ∈ numeroesVillageois(M,numVillageois) ∧ </text:p>
      <text:p text:style-name="P10"><text:tab/><text:tab/><text:tab/>numMine ∈ numeroesMine(M,numMine)</text:p>
      <text:p text:style-name="P5"><text:span text:style-name="T2"><text:tab/></text:span><text:span text:style-name="T13">peutEntrerHotelVille</text:span><text:span text:style-name="T2"> : </text:span><text:span text:style-name="T13">[MoteurJeu]</text:span><text:span text:style-name="T2"> × </text:span><text:span text:style-name="T13">int</text:span><text:span text:style-name="T2"> → </text:span><text:span text:style-name="T13">boolean</text:span></text:p>
      <text:p text:style-name="P6"><text:span text:style-name="T2"><text:tab/><text:tab/></text:span><text:span text:style-name="T16">pre</text:span><text:span text:style-name="T2"> peutEntrerHotelVille(M,numVillageois) </text:span><text:span text:style-name="T16">require</text:span><text:span text:style-name="T2"> </text:span></text:p>
      <text:p text:style-name="P12"><text:tab/><text:tab/><text:tab/>numVillageois ∈ numeroesVillageois(M,numVillageois)</text:p>
      <text:p text:style-name="P5"><text:span text:style-name="T10">Constructors</text:span><text:span text:style-name="T2"> :</text:span></text:p>
      <text:p text:style-name="P10"><text:tab/>init : int × int × int → [MoteurJeu]</text:p>
      <text:p text:style-name="P10"><text:tab/><text:tab/>pre init(largeur,hauteur,maxPas) require largeur≥ 600 ∧ hauteur≥ 400 ∧ maxPas≥ 0</text:p>
      <text:p text:style-name="P10">Operators :</text:p>
      <text:p text:style-name="P10"><text:tab/>pasJeu : [MoteurJeu] × COMMANDE × int × int → [MoteurJeu]</text:p>
      <text:p text:style-name="P10"><text:tab/><text:tab/>pre pasJeu(M,commmand,numVillgeois,argument) require</text:p>
      <text:p text:style-name="P10"><text:tab/><text:tab/><text:tab/><text:tab/><text:tab/><text:tab/>¬estFini(M)</text:p>
      <text:p text:style-name="P10"><text:tab/><text:tab/><text:tab/><text:tab/><text:tab/><text:tab/>command=DEPLACER ⇒ 0 ≤argument≤ 360</text:p>
      <text:p text:style-name="P10"><text:tab/><text:tab/><text:tab/><text:tab/><text:tab/><text:tab/>command=ENTRERMINE ⇒</text:p>
      <text:p text:style-name="P10"><text:tab/><text:tab/><text:tab/><text:tab/><text:tab/><text:tab/><text:tab/><text:tab/>argument∈numeroesMines(M)</text:p>
      <text:p text:style-name="P10"><text:tab/><text:tab/><text:tab/><text:tab/><text:tab/><text:tab/><text:tab/><text:tab/>peutEntrer(M,numVillageois,argument)</text:p>
      <text:p text:style-name="P10"><text:tab/><text:tab/><text:tab/><text:tab/><text:tab/><text:tab/>command=ENTRERHOTELVILLE ⇒peutEntrerHotelVille(M,numVillageois)</text:p>
      <text:p text:style-name="P10">Observations :</text:p>
      <text:p text:style-name="P12"><text:tab/></text:p>
      <text:p text:style-name="P6"/>
      <text:p text:style-name="P22"><text:tab/>[invariants]</text:p>
      <text:p text:style-name="P10"><text:tab/>0 ≤ pasJeuCourant(M) ≤ maxPasJeu(M)</text:p>
      <text:p text:style-name="P10"><text:tab/>estFini(M) min = HotelVille::orRestant(hotelDeVille(M)) ≥ 1664 ∨ pasJeuCourant(M)=maxPasJeu(M))</text:p>
      <text:p text:style-name="P10"><text:tab/>resultatFinal(M)=GAGNE ⇔ HotelVille::orRestant(hotelDeVille(M)) ≥ 1664</text:p>
      <text:p text:style-name="P10"><text:tab/>peutEntrer(M,numVillageois,numMine) min = distance(positionVillageoisX(M,numVillageois),positionVillageoisY(M,numVillageois),</text:p>
      <text:p text:style-name="P10"><text:tab/>positionMineX(M,numMine),positionMineY(M,numMine)) ≤ 51</text:p>
      <text:p text:style-name="P10"><text:tab/>peutEntrerHotelVille(M,numVillageois) min = distance(positionVillageoisX(M,numVillageois),positionVillageoisY(M,numVillageois),</text:p>
      <text:p text:style-name="P10"><text:tab/>positionHotelVilleX(M),positionHotelVilleY(M)) ≤ 51</text:p>
      <text:p text:style-name="P10"/>
      <text:p text:style-name="Operation"><text:span text:style-name="T2"><text:tab/></text:span><text:span text:style-name="T34">[init]</text:span></text:p>
      <text:p text:style-name="P10"><text:tab/>maxPasJeu(init(l,h,m))=m</text:p>
      <text:p text:style-name="P10"><text:tab/>pasJeuCourant(init(l,h,m))=0</text:p>
      <text:p text:style-name="P14"><text:tab/>largeurTerrain(init(l,h,m))=l</text:p>
      <text:p text:style-name="P14"><text:tab/>hauteurTerrain(init(l,h,m))=h</text:p>
      <text:p text:style-name="P14"><text:tab/>estFini(init(l,h,m))=False</text:p>
      <text:p text:style-name="P14"><text:tab/></text:p>
      <text:p text:style-name="P14"><text:tab/>// Initialisation Hotel de ville</text:p>
      <text:p text:style-name="P21"><text:span text:style-name="T2"><text:tab/>positionHotelVilleX( init(l,h,m) ) </text:span><text:span text:style-name="T22">&lt;= 51</text:span><text:span text:style-name="T31"> </text:span></text:p>
      <text:p text:style-name="P16"><text:tab/><text:span text:style-name="T2">positionHotelVille</text:span><text:span text:style-name="T3">Y( init(l,h,m) ) </text:span><text:span text:style-name="T20">&lt;= 51</text:span><text:span text:style-name="T3"> </text:span></text:p>
      <text:p text:style-name="P17"><text:span text:style-name="T3"><text:tab/>HotelVille</text:span><text:span text:style-name="T2">::</text:span><text:span text:style-name="T3">orRestant</text:span><text:span text:style-name="T2">( </text:span><text:span text:style-name="T3">getHotelVille</text:span><text:span text:style-name="T2">( </text:span><text:span text:style-name="T3">init(l,h,m) </text:span><text:span text:style-name="T2">) ) = </text:span><text:span text:style-name="T3">16</text:span></text:p>
      <text:p text:style-name="P17"/>
      <text:p text:style-name="P17"><text:span text:style-name="T3"><text:tab/>// </text:span><text:span text:style-name="T4">Initialisation Villageois</text:span></text:p>
      <text:p text:style-name="P18"><text:span text:style-name="T4"><text:tab/></text:span><text:span text:style-name="T11">\forall</text:span><text:span text:style-name="T4"> </text:span><text:span text:style-name="T14">numV</text:span><text:span text:style-name="T4"> </text:span><text:span text:style-name="T11">\in</text:span><text:span text:style-name="T4"> </text:span><text:span text:style-name="T20">numeroesVillageois:</text:span></text:p>
      <text:p text:style-name="P18"><text:span text:style-name="T20"><text:tab/><text:tab/> <text:s/>positionVillageoisY(M, numV) - </text:span><text:span text:style-name="T3">positionHotelVilleY</text:span><text:span text:style-name="T20">(M) &lt;= 51</text:span></text:p>
      <text:p text:style-name="P18"><text:span text:style-name="T3"><text:tab/> <text:s text:c="4"/><text:tab/></text:span><text:span text:style-name="T36">Ʌ</text:span><text:span text:style-name="T35"> <text:s/></text:span><text:span text:style-name="T20">positionVillageoisX(M, numV) - </text:span><text:span text:style-name="T3">positionHotelVille</text:span><text:span text:style-name="T4">X</text:span><text:span text:style-name="T20">(M) &lt;= 51</text:span></text:p>
      <text:p text:style-name="P18"><text:span text:style-name="T3"><text:s text:c="5"/><text:tab/> <text:s text:c="4"/><text:tab/></text:span><text:span text:style-name="T36">Ʌ </text:span><text:span text:style-name="T38">Villageois::</text:span><text:span text:style-name="T13">pointsDeVie</text:span><text:span text:style-name="T4">( getVillageois(M, numV) ) = 100</text:span></text:p>
      <text:p text:style-name="P18"><text:span text:style-name="T2"><text:tab/> <text:s text:c="3"/><text:tab/></text:span><text:span text:style-name="T36">Ʌ</text:span><text:span text:style-name="T2"> </text:span><text:span text:style-name="T38">Villageois::</text:span><text:span text:style-name="T14">quantiteOr</text:span><text:span text:style-name="T4">( getVillageois(M, numV) ) = 0</text:span></text:p>
      <text:p text:style-name="P19"><text:span text:style-name="T38"><text:tab/> <text:tab/></text:span><text:span text:style-name="T39">Ʌ</text:span><text:span text:style-name="T38"> Villageois::</text:span><text:span text:style-name="T2">estMort</text:span><text:span text:style-name="T4">( getVillageois(M, numV) ) = </text:span><text:span text:style-name="T7">False</text:span></text:p>
      <text:p text:style-name="P19"/>
      <text:p text:style-name="P20"><text:span text:style-name="T7"><text:tab/></text:span><text:span text:style-name="T3">// </text:span><text:span text:style-name="T4">Initialisation </text:span><text:span text:style-name="T5">Mines</text:span></text:p>
      <text:p text:style-name="P20"><text:span text:style-name="T4"><text:tab/></text:span><text:span text:style-name="T11">\forall</text:span><text:span text:style-name="T4"> </text:span><text:span text:style-name="T14">num</text:span><text:span text:style-name="T15">M</text:span><text:span text:style-name="T4"> </text:span><text:span text:style-name="T11">\in</text:span><text:span text:style-name="T4"> </text:span><text:span text:style-name="T14">numeroesMine</text:span><text:span text:style-name="T20">:</text:span></text:p>
      <text:p text:style-name="P20"><text:span text:style-name="T20"><text:tab/><text:tab/> <text:s/>position</text:span><text:span text:style-name="T21">Mine</text:span><text:span text:style-name="T20">Y(M, num</text:span><text:span text:style-name="T21">M</text:span><text:span text:style-name="T20">) &lt;= </text:span><text:span text:style-name="T21">largeurTerrain</text:span></text:p>
      <text:p text:style-name="P20"><text:span text:style-name="T3"><text:tab/> <text:s text:c="4"/><text:tab/></text:span><text:span text:style-name="T36">Ʌ</text:span><text:span text:style-name="T35"> <text:s/></text:span><text:span text:style-name="T20">position</text:span><text:span text:style-name="T21">Mine</text:span><text:span text:style-name="T20">X(M, num</text:span><text:span text:style-name="T21">M</text:span><text:span text:style-name="T20">) &lt;= </text:span><text:span text:style-name="T21">hauteurTerrain</text:span></text:p>
      <text:p text:style-name="P20"><text:span text:style-name="T3"><text:s text:c="5"/><text:tab/> <text:s text:c="4"/><text:tab/></text:span><text:span text:style-name="T36">Ʌ </text:span><text:span text:style-name="T37">Mine</text:span><text:span text:style-name="T38">::</text:span><text:span text:style-name="T15">estAbandonne</text:span><text:span text:style-name="T4">( getVillageois(M, numV) ) = </text:span><text:span text:style-name="T6">True</text:span></text:p>
      <text:p text:style-name="P9"/>
      <text:p text:style-name="P10"/>
      <text:p text:style-name="Operation"><text:span text:style-name="T2"><text:tab/></text:span><text:span text:style-name="T10">[pasJeu]</text:span></text:p>
      <text:p text:style-name="P10"><text:tab/>pasJeuCourant(pasJeu(M,c,numVillageois,arg))=pasJeuCourant(M)+1</text:p>
      <text:p text:style-name="P5"/>
      <text:p text:style-name="P5"><text:tab/><text:span text:style-name="T42">// </text:span><text:span text:style-name="T43">Commande DEPLACER</text:span></text:p>
      <text:p text:style-name="P36"><text:tab/><text:span text:style-name="T41">si c = DEPLACER</text:span><text:tab/></text:p>
      <text:p text:style-name="P36"/>
      <text:p text:style-name="P36"><text:tab/>// <text:span text:style-name="T41">Mines</text:span></text:p>
      <text:p text:style-name="P37"><text:tab/><text:span text:style-name="T12">\forall</text:span><text:span text:style-name="T32"> </text:span><text:span text:style-name="T29">num</text:span><text:span text:style-name="T30">M</text:span><text:span text:style-name="T32"> </text:span><text:span text:style-name="T12">\in</text:span><text:span text:style-name="T32"> </text:span><text:span text:style-name="T29">numeroesMine</text:span><text:span text:style-name="T22">:</text:span></text:p>
      <text:p text:style-name="P37"><text:span text:style-name="T22"><text:tab/><text:tab/></text:span><text:span text:style-name="T23">getMine( <text:s/>pasJeu(M,c,numVillageois,arg), numM ) = getMine( <text:s/>M, numM )</text:span></text:p>
      <text:p text:style-name="P37"/>
      <text:p text:style-name="P37"><text:span text:style-name="T23"><text:tab/>// </text:span><text:span text:style-name="T24">Villageois</text:span></text:p>
      <text:p text:style-name="P38"><text:span text:style-name="T24"><text:tab/></text:span><text:span text:style-name="T17">\forall</text:span><text:span text:style-name="T22"> num</text:span><text:span text:style-name="T25">V</text:span><text:span text:style-name="T22"> </text:span><text:span text:style-name="T17">\in</text:span><text:span text:style-name="T22"> numeroes</text:span><text:span text:style-name="T25">Villageois</text:span><text:span text:style-name="T22">:</text:span></text:p>
      <text:p text:style-name="P38"><text:span text:style-name="T24"><text:tab/><text:tab/>getVillageois( pasJeu(M,c,numVillageois,arg), numV) =</text:span></text:p>
      <text:p text:style-name="P38"><text:span text:style-name="T24"><text:tab/><text:tab/><text:tab/>getVillageois( </text:span><text:span text:style-name="T25">M</text:span><text:span text:style-name="T24">, numV) </text:span><text:span text:style-name="T25">si <text:s/></text:span><text:span text:style-name="T24">numVillageois !</text:span><text:span text:style-name="T25">= numV</text:span></text:p>
      <text:p text:style-name="P38"><text:span text:style-name="T25"><text:tab/><text:tab/></text:span></text:p>
      <text:p text:style-name="P26"><text:span text:style-name="T40"><text:tab/><text:tab/><text:tab/>positionVillageoisX(pasJeu(M,c,numVillageois,arg), numVillageois) = cos(arg) * <text:s/>Villageois::vitesse(getVillageois(M,numVillageois))</text:span></text:p>
      <text:p text:style-name="P25"><text:span text:style-name="T25"><text:tab/><text:tab/><text:tab/>positionVillageoisY(pasJeu(M,c,numVillageois,arg), numVillageois) = sin(arg) * <text:s/>Villageois::vitesse(getVillageois(M,numVillageois))</text:span></text:p>
      <text:p text:style-name="P38"><text:span text:style-name="T25"><text:tab/><text:tab/><text:tab/></text:span></text:p>
      <text:p text:style-name="P5"/>
      <text:p text:style-name="P33"><text:span text:style-name="T2"><text:tab/></text:span><text:span text:style-name="T6">// </text:span><text:span text:style-name="T9">HotelDeVille</text:span></text:p>
      <text:p text:style-name="P27"><text:tab/>get<text:span text:style-name="T47">HotelDeVille</text:span>(pasJeu(M,c,numVillageois,arg)) = <text:s/>get<text:span text:style-name="T47">HotelDeVille(M)</text:span></text:p>
      <text:p text:style-name="P8"><text:span text:style-name="T2"><text:tab/></text:span></text:p>
      <text:p text:style-name="P8"/>
      <text:p text:style-name="P35"><text:soft-page-break/><text:tab/><text:span text:style-name="T42">// </text:span><text:span text:style-name="T43">Commande </text:span><text:span text:style-name="T44">ENTRERHOTELVILLE</text:span><text:tab/></text:p>
      <text:p text:style-name="P42"><text:tab/><text:span text:style-name="T41">si c = ENTRERHOTELVILLE<text:tab/></text:span><text:tab/></text:p>
      <text:p text:style-name="P35"><text:tab/><text:span text:style-name="T42">// </text:span><text:span text:style-name="T43">Mines</text:span></text:p>
      <text:p text:style-name="P39"><text:tab/><text:span text:style-name="T12">\forall</text:span><text:span text:style-name="T32"> </text:span><text:span text:style-name="T29">num</text:span><text:span text:style-name="T30">M</text:span><text:span text:style-name="T32"> </text:span><text:span text:style-name="T12">\in</text:span><text:span text:style-name="T32"> </text:span><text:span text:style-name="T29">numeroesMine</text:span><text:span text:style-name="T22">:</text:span></text:p>
      <text:p text:style-name="P39"><text:span text:style-name="T22"><text:tab/><text:tab/></text:span><text:span text:style-name="T23">getMine( <text:s/>pasJeu(M,c,numVillageois,arg), numM ) = getMine( <text:s/>M, numM )</text:span></text:p>
      <text:p text:style-name="P39"/>
      <text:p text:style-name="P39"><text:span text:style-name="T23"><text:tab/>// </text:span><text:span text:style-name="T24">Villageois</text:span></text:p>
      <text:p text:style-name="P39"><text:span text:style-name="T24"><text:tab/></text:span><text:span text:style-name="T17">\forall</text:span><text:span text:style-name="T22"> num</text:span><text:span text:style-name="T25">V</text:span><text:span text:style-name="T22"> </text:span><text:span text:style-name="T17">\in</text:span><text:span text:style-name="T22"> </text:span><text:span text:style-name="T26">(</text:span><text:span text:style-name="T22">numeroes</text:span><text:span text:style-name="T25">Villageois </text:span><text:span text:style-name="T18">\minus</text:span><text:span text:style-name="T26"> </text:span><text:span text:style-name="T24">numVillageois</text:span><text:span text:style-name="T26">)</text:span><text:span text:style-name="T22">:</text:span></text:p>
      <text:p text:style-name="P39"><text:span text:style-name="T24"><text:tab/><text:tab/>getVillageois( pasJeu(M,c,numVillageois,arg), numV) =</text:span></text:p>
      <text:p text:style-name="P39"><text:span text:style-name="T24"><text:tab/><text:tab/><text:tab/></text:span></text:p>
      <text:p text:style-name="P39"><text:span text:style-name="T24"><text:tab/>Villageois::quantiteOr(getVillageois(</text:span><text:span text:style-name="T26">pasJeu(M,c,numVillageois,arg)</text:span><text:span text:style-name="T24">,numVillageois))) </text:span><text:span text:style-name="T26"><text:s/>= 0</text:span></text:p>
      <text:p text:style-name="P39"><text:span text:style-name="T25"><text:tab/><text:tab/><text:tab/></text:span></text:p>
      <text:p text:style-name="P39"><text:span text:style-name="T24"><text:tab/>// HotelDeVille</text:span></text:p>
      <text:p text:style-name="P28"><text:s text:c="4"/><text:tab/>HotelVille::<text:span text:style-name="T48">quantiteOr( getHotelDeVille( pasJeu(M,c,numVillageois,arg) ) </text:span><text:span text:style-name="T49"><text:s/></text:span><text:span text:style-name="T50">) = </text:span></text:p>
      <text:p text:style-name="P28"><text:span text:style-name="T50"><text:tab/><text:tab/></text:span> HotelVille::<text:span text:style-name="T48">quantiteOr( getHotelDeVille( M )</text:span><text:span text:style-name="T50">) +</text:span></text:p>
      <text:p text:style-name="P29"><text:s text:c="21"/><text:span text:style-name="T49">Villageois::quantiteOr(getVillageois(M,numVillageois)))</text:span> </text:p>
      <text:p text:style-name="P29"/>
      <text:p text:style-name="P31"><text:tab/><text:span text:style-name="T42">// </text:span><text:span text:style-name="T43">Commande </text:span><text:span text:style-name="T45">ENTRERMINE</text:span> <text:s text:c="4"/></text:p>
      <text:p text:style-name="P31"><text:span text:style-name="T43"><text:tab/>si c = ENTRER</text:span><text:span text:style-name="T45">MINE</text:span><text:span text:style-name="T42"><text:tab/></text:span> <text:s text:c="8"/></text:p>
      <text:p text:style-name="P29"><text:tab/><text:span text:style-name="T42">// </text:span><text:span text:style-name="T43">Mines</text:span></text:p>
      <text:p text:style-name="P40"><text:tab/><text:span text:style-name="T12">\forall</text:span><text:span text:style-name="T32"> </text:span><text:span text:style-name="T29">num</text:span><text:span text:style-name="T30">M</text:span><text:span text:style-name="T32"> </text:span><text:span text:style-name="T12">\in</text:span><text:span text:style-name="T32"> </text:span><text:span text:style-name="T33">( </text:span><text:span text:style-name="T29">numeroesMine </text:span><text:span text:style-name="T18">\minus</text:span><text:span text:style-name="T26"> </text:span><text:span text:style-name="T27">arg )</text:span><text:span text:style-name="T22">:</text:span></text:p>
      <text:p text:style-name="P40"><text:span text:style-name="T22"><text:tab/><text:tab/></text:span><text:span text:style-name="T23">getMine( <text:s/>pasJeu(M,c,numVillageois,arg), numM ) = getMine( <text:s/>M, numM )</text:span></text:p>
      <text:p text:style-name="P40"><text:tab/></text:p>
      <text:p text:style-name="P41"><text:tab/><text:span text:style-name="T46">Mine::quatiteOr(</text:span><text:span text:style-name="T23">getMine( <text:s/>pasJeu(M,c,numVillageois,arg), </text:span><text:span text:style-name="T28">arg</text:span><text:span text:style-name="T23"> )</text:span><text:span text:style-name="T28">) = </text:span></text:p>
      <text:p text:style-name="P41"><text:tab/><text:tab/><text:span text:style-name="T46">Mine::quatiteOr ( </text:span><text:span text:style-name="T23">getMine( </text:span><text:span text:style-name="T28">M , arg</text:span><text:span text:style-name="T23">)</text:span><text:span text:style-name="T28">)</text:span><text:span text:style-name="T23">-</text:span><text:span text:style-name="T28">1</text:span></text:p>
      <text:p text:style-name="P41"><text:span text:style-name="T28"/></text:p>
      <text:p text:style-name="P40"><text:span text:style-name="T23"><text:tab/>// </text:span><text:span text:style-name="T24">Villageois</text:span></text:p>
      <text:p text:style-name="P40"><text:span text:style-name="T24"><text:tab/></text:span><text:span text:style-name="T17">\forall</text:span><text:span text:style-name="T22"> num</text:span><text:span text:style-name="T25">V</text:span><text:span text:style-name="T22"> </text:span><text:span text:style-name="T17">\in</text:span><text:span text:style-name="T22"> </text:span><text:span text:style-name="T26">(</text:span><text:span text:style-name="T22">numeroes</text:span><text:span text:style-name="T25">Villageois </text:span><text:span text:style-name="T18">\minus</text:span><text:span text:style-name="T26"> </text:span><text:span text:style-name="T24">numVillageois</text:span><text:span text:style-name="T26">)</text:span><text:span text:style-name="T22">:</text:span></text:p>
      <text:p text:style-name="P40"><text:span text:style-name="T24"><text:tab/><text:tab/>getVillageois( pasJeu(M,c,numVillageois,arg), numV) =</text:span></text:p>
      <text:p text:style-name="P40"><text:span text:style-name="T24"><text:tab/><text:tab/><text:tab/></text:span></text:p>
      <text:p text:style-name="P41"><text:span text:style-name="T24"><text:tab/>Villageois::quantiteOr(getVillageois(</text:span><text:span text:style-name="T26">pasJeu(M,c,numVillageois,arg)</text:span><text:span text:style-name="T24">,numVillageois))) </text:span><text:span text:style-name="T26"><text:s/>= </text:span><text:span text:style-name="T24">Villageois::quantiteOr(getVillageois(</text:span><text:span text:style-name="T26">M</text:span><text:span text:style-name="T24">,numVillageois)))</text:span><text:span text:style-name="T28">+1</text:span></text:p>
      <text:p text:style-name="P40"><text:span text:style-name="T25"><text:tab/><text:tab/><text:tab/></text:span></text:p>
      <text:p text:style-name="P40"><text:span text:style-name="T24"><text:tab/>// HotelDeVill</text:span><text:span text:style-name="T28">e</text:span></text:p>
      <text:p text:style-name="P30"><text:span text:style-name="T50"><text:tab/>get</text:span><text:span text:style-name="T51">HotelDeVille</text:span><text:span text:style-name="T50">(pasJeu(M,c,numVillageois,arg)) = <text:s/>get</text:span><text:span text:style-name="T51">HotelDeVille(M)</text:span></text:p>
      <text:p text:style-name="P5"><text:span text:style-name="T2"><text:s/></text:span></text:p>
      <text:p text:style-name="P5"/>
      <text:p text:style-name="P23"><text:s text:c="4"/><text:tab/><text:tab/><text:tab/><text:tab/><text:tab/><text:tab/></text:p>
      <text:p text:style-name="P1"><text:span text:style-name="T10">service</text:span><text:span text:style-name="T2"> : Mine</text:span></text:p>
      <text:p text:style-name="P10">observators :</text:p>
      <text:p text:style-name="P10"><text:tab/>const largeur : [Mine] → int</text:p>
      <text:p text:style-name="P10"><text:tab/>const hauteur : [Mine] → int</text:p>
      <text:p text:style-name="P10"><text:tab/>orRestant : [Mine] → int</text:p>
      <text:p text:style-name="P10"><text:tab/>estAbandonnee : [Mine] → boolean</text:p>
      <text:p text:style-name="P10"><text:tab/>estLaminee : [Mine] → boolean</text:p>
      <text:p text:style-name="P10"><text:tab/>abandonCompteur : [Mine] → int</text:p>
      <text:p text:style-name="P10"><text:tab/></text:p>
      <text:p text:style-name="P10">Constructors :</text:p>
      <text:p text:style-name="P10"><text:tab/>init : int × int → [Mine]</text:p>
      <text:p text:style-name="P10"><text:tab/><text:tab/>pre init(largeur,hauteur) require largeur%2=1 ∧ hauteur%2=1</text:p>
      <text:p text:style-name="P10"><text:tab/><text:tab/></text:p>
      <text:p text:style-name="P10">Operators :</text:p>
      <text:p text:style-name="P10"><text:tab/>retrait : [Mine] × int → [Mine]</text:p>
      <text:p text:style-name="P10"><text:tab/><text:tab/>pre retrait(M,s) require ¬estLaminee(M) ∧ s&gt;0</text:p>
      <text:p text:style-name="P10"><text:tab/>acceuil : [Mine] → [Mine]</text:p>
      <text:p text:style-name="P10"><text:tab/><text:tab/>pre acceuil(M) require ¬abandoned(M)</text:p>
      <text:p text:style-name="P10"><text:tab/>abandoned : [Mine] → [Mine]</text:p>
      <text:p text:style-name="P10"><text:tab/><text:tab/> pre abandoned(M) require ¬estAbandonne()</text:p>
      <text:p text:style-name="P10"><text:tab/><text:tab/></text:p>
      <text:p text:style-name="P10">Observations :</text:p>
      <text:p text:style-name="P10"><text:tab/>[invariants]</text:p>
      <text:p text:style-name="P10"><text:tab/>estLaminee(M) min = orRestant(M) ≤ 0</text:p>
      <text:p text:style-name="P10"><text:tab/>estAbandonnee(M) min = abandonCompteur = 51</text:p>
      <text:p text:style-name="P10"><text:tab/>0 ≤abandonCompteur(M)≤ 51</text:p>
      <text:p text:style-name="P10"><text:tab/></text:p>
      <text:p text:style-name="P10"><text:tab/>[init]</text:p>
      <text:p text:style-name="P10"><text:tab/>largeur(init(l,h))=l</text:p>
      <text:p text:style-name="P10"><text:tab/>hauteur(init(l,h))=h</text:p>
      <text:p text:style-name="P10"><text:tab/>orRestant(init(l,h))=51</text:p>
      <text:p text:style-name="P10"><text:tab/>abandonCompteur(init(l,h))=51</text:p>
      <text:p text:style-name="P10"><text:tab/></text:p>
      <text:p text:style-name="P10"><text:tab/>[retrait]</text:p>
      <text:p text:style-name="P10"><text:tab/>orRestant(retrait(M,s))=orRestant(M)-s</text:p>
      <text:p text:style-name="P10"><text:tab/>abandonCompteur(retrait(M,s))=abandonCompteur(M)</text:p>
      <text:p text:style-name="P10"><text:tab/>estAbandonnee(retrait(M,s))= estAbandonnee(V)@pre <text:s/></text:p>
      <text:p text:style-name="P10"><text:tab/>estLaminee(retrait(M,s))= estLaminee(V)@pre <text:s text:c="7"/></text:p>
      <text:p text:style-name="P10"><text:tab/></text:p>
      <text:p text:style-name="P10"><text:tab/>[acceuil]</text:p>
      <text:p text:style-name="P10"><text:tab/>orRestant(acceuil(M))=orRestant(M)</text:p>
      <text:p text:style-name="P10"><text:tab/>abandonCompteur(accueil(M))=0</text:p>
      <text:p text:style-name="P10"><text:tab/></text:p>
      <text:p text:style-name="P10"><text:tab/>[abandoned]</text:p>
      <text:p text:style-name="P10"><text:tab/>orRestant(abandoned(M))=orRestant(M)</text:p>
      <text:p text:style-name="P10"><text:tab/>abandonCompteur(abandoned(M))=abandonCompteur()+1</text:p>
      <text:p text:style-name="P10"/>
      <text:p text:style-name="P10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Operation" style:family="paragraph" style:parent-style-name="Standard" style:class="text">
      <style:paragraph-properties fo:margin-left="0cm" fo:margin-right="0cm" fo:text-align="start" style:justify-single-word="false" fo:text-indent="0cm" style:auto-text-indent="false"/>
    </style:style>
    <style:style style:name="Table_20_Contents" style:display-name="Tabl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7:13:13.400209377</meta:creation-date>
    <meta:editing-duration>PT38M57S</meta:editing-duration>
    <meta:editing-cycles>7</meta:editing-cycles>
    <meta:generator>LibreOffice/4.3.3.2$Linux_X86_64 LibreOffice_project/430m0$Build-2</meta:generator>
    <dc:date>2015-04-27T18:01:05.413292068</dc:date>
    <meta:document-statistic meta:table-count="0" meta:image-count="0" meta:object-count="0" meta:page-count="5" meta:paragraph-count="211" meta:word-count="771" meta:character-count="7765" meta:non-whitespace-character-count="6752"/>
  </office:meta>
</office:document-meta>
</file>